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f900e11c0b494e12b4a6eaf15db2a519"/>
  <manifest:file-entry manifest:media-type="image/svg" manifest:full-path="Pictures/fed9340fa8467a3810ca06a430854dff"/>
  <manifest:file-entry manifest:media-type="image/svg" manifest:full-path="Pictures/9bdbabb697dab64e68333773803ece76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3.515cm" style:rel-column-width="13097*"/>
    </style:style>
    <style:style style:name="Table59.B" style:family="table-column">
      <style:table-column-properties style:column-width="3.903cm" style:rel-column-width="14543*"/>
    </style:style>
    <style:style style:name="Table59.C" style:family="table-column">
      <style:table-column-properties style:column-width="1.951cm" style:rel-column-width="7268*"/>
    </style:style>
    <style:style style:name="Table59.D" style:family="table-column">
      <style:table-column-properties style:column-width="8.22cm" style:rel-column-width="30627*"/>
    </style:style>
    <style:style style:name="Table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9.D1" style:family="table-cell">
      <style:table-cell-properties fo:padding="0.097cm" fo:border="0.002cm solid #000000"/>
    </style:style>
    <style:style style:name="Table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9.A3" style:family="table-cell">
      <style:table-cell-properties fo:padding="0.097cm" fo:border-left="0.002cm solid #000000" fo:border-right="none" fo:border-top="none" fo:border-bottom="0.002cm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3.196cm" style:rel-column-width="11908*"/>
    </style:style>
    <style:style style:name="Table18.B" style:family="table-column">
      <style:table-column-properties style:column-width="4.658cm" style:rel-column-width="17356*"/>
    </style:style>
    <style:style style:name="Table18.C" style:family="table-column">
      <style:table-column-properties style:column-width="9.735cm" style:rel-column-width="36271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" style:family="table">
      <style:table-properties style:width="17.59cm" table:align="margins"/>
    </style:style>
    <style:style style:name="Table70.A" style:family="table-column">
      <style:table-column-properties style:column-width="4.934cm" style:rel-column-width="18381*"/>
    </style:style>
    <style:style style:name="Table70.B" style:family="table-column">
      <style:table-column-properties style:column-width="3.944cm" style:rel-column-width="14694*"/>
    </style:style>
    <style:style style:name="Table70.C" style:family="table-column">
      <style:table-column-properties style:column-width="8.712cm" style:rel-column-width="32460*"/>
    </style:style>
    <style:style style:name="Table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0.C1" style:family="table-cell">
      <style:table-cell-properties fo:padding="0.097cm" fo:border="0.002cm solid #000000"/>
    </style:style>
    <style:style style:name="Table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.A3" style:family="table-cell">
      <style:table-cell-properties fo:padding="0.097cm" fo:border-left="0.002cm solid #000000" fo:border-right="none" fo:border-top="none" fo:border-bottom="0.002cm solid #000000"/>
    </style:style>
    <style:style style:name="Table76" style:family="table">
      <style:table-properties style:width="17.59cm" table:align="margins"/>
    </style:style>
    <style:style style:name="Table76.A" style:family="table-column">
      <style:table-column-properties style:column-width="3.397cm" style:rel-column-width="12657*"/>
    </style:style>
    <style:style style:name="Table76.B" style:family="table-column">
      <style:table-column-properties style:column-width="5.265cm" style:rel-column-width="19617*"/>
    </style:style>
    <style:style style:name="Table76.C" style:family="table-column">
      <style:table-column-properties style:column-width="8.927cm" style:rel-column-width="33261*"/>
    </style:style>
    <style:style style:name="Table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6.C1" style:family="table-cell">
      <style:table-cell-properties fo:padding="0.097cm" fo:border="0.002cm solid #000000"/>
    </style:style>
    <style:style style:name="Table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6.A3" style:family="table-cell">
      <style:table-cell-properties fo:padding="0.097cm" fo:border-left="0.002cm solid #000000" fo:border-right="none" fo:border-top="none" fo:border-bottom="0.002cm solid #000000"/>
    </style:style>
    <style:style style:name="Table71" style:family="table">
      <style:table-properties style:width="17.59cm" table:align="margins"/>
    </style:style>
    <style:style style:name="Table71.A" style:family="table-column">
      <style:table-column-properties style:column-width="3.062cm" style:rel-column-width="11408*"/>
    </style:style>
    <style:style style:name="Table71.B" style:family="table-column">
      <style:table-column-properties style:column-width="2.185cm" style:rel-column-width="8142*"/>
    </style:style>
    <style:style style:name="Table71.C" style:family="table-column">
      <style:table-column-properties style:column-width="1.884cm" style:rel-column-width="7018*"/>
    </style:style>
    <style:style style:name="Table71.D" style:family="table-column">
      <style:table-column-properties style:column-width="2.759cm" style:rel-column-width="10278*"/>
    </style:style>
    <style:style style:name="Table71.E" style:family="table-column">
      <style:table-column-properties style:column-width="7.699cm" style:rel-column-width="28689*"/>
    </style:style>
    <style:style style:name="Table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1.E1" style:family="table-cell">
      <style:table-cell-properties fo:padding="0.097cm" fo:border="0.002cm solid #000000"/>
    </style:style>
    <style:style style:name="Table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1.4" style:family="table-row">
      <style:table-row-properties style:min-row-height="0.496cm"/>
    </style:style>
    <style:style style:name="Table71.A7" style:family="table-cell">
      <style:table-cell-properties fo:padding="0.097cm" fo:border-left="0.002cm solid #000000" fo:border-right="none" fo:border-top="none" fo:border-bottom="0.002cm solid #000000"/>
    </style:style>
    <style:style style:name="Table72" style:family="table">
      <style:table-properties style:width="17.59cm" table:align="margins"/>
    </style:style>
    <style:style style:name="Table72.A" style:family="table-column">
      <style:table-column-properties style:column-width="3.062cm" style:rel-column-width="11408*"/>
    </style:style>
    <style:style style:name="Table72.B" style:family="table-column">
      <style:table-column-properties style:column-width="4.069cm" style:rel-column-width="15161*"/>
    </style:style>
    <style:style style:name="Table72.C" style:family="table-column">
      <style:table-column-properties style:column-width="2.776cm" style:rel-column-width="10344*"/>
    </style:style>
    <style:style style:name="Table72.D" style:family="table-column">
      <style:table-column-properties style:column-width="7.682cm" style:rel-column-width="28622*"/>
    </style:style>
    <style:style style:name="Table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2.D1" style:family="table-cell">
      <style:table-cell-properties fo:padding="0.097cm" fo:border="0.002cm solid #000000"/>
    </style:style>
    <style:style style:name="Table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2.4" style:family="table-row">
      <style:table-row-properties style:min-row-height="0.496cm"/>
    </style:style>
    <style:style style:name="Table72.A4" style:family="table-cell">
      <style:table-cell-properties fo:padding="0.097cm" fo:border-left="0.002cm solid #000000" fo:border-right="none" fo:border-top="none" fo:border-bottom="none"/>
    </style:style>
    <style:style style:name="Table72.B4" style:family="table-cell">
      <style:table-cell-properties fo:padding="0.097cm" fo:border="none"/>
    </style:style>
    <style:style style:name="Table72.D4" style:family="table-cell">
      <style:table-cell-properties fo:padding="0.097cm" fo:border-left="none" fo:border-right="0.002cm solid #000000" fo:border-top="none" fo:border-bottom="none"/>
    </style:style>
    <style:style style:name="Table72.A5" style:family="table-cell">
      <style:table-cell-properties fo:padding="0.097cm" fo:border-left="0.002cm solid #000000" fo:border-right="0.002cm solid #000000" fo:border-top="none" fo:border-bottom="none"/>
    </style:style>
    <style:style style:name="Table84" style:family="table">
      <style:table-properties style:width="17.59cm" table:align="margins"/>
    </style:style>
    <style:style style:name="Table84.A" style:family="table-column">
      <style:table-column-properties style:column-width="11.74cm" style:rel-column-width="43742*"/>
    </style:style>
    <style:style style:name="Table84.B" style:family="table-column">
      <style:table-column-properties style:column-width="5.849cm" style:rel-column-width="21793*"/>
    </style:style>
    <style:style style:name="Table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4.B1" style:family="table-cell">
      <style:table-cell-properties fo:padding="0.097cm" fo:border="0.002cm solid #000000"/>
    </style:style>
    <style:style style:name="Table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4.A3" style:family="table-cell">
      <style:table-cell-properties fo:padding="0.097cm" fo:border-left="0.002cm solid #000000" fo:border-right="none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8.109cm" style:rel-column-width="30211*"/>
    </style:style>
    <style:style style:name="Table11.B" style:family="table-column">
      <style:table-column-properties style:column-width="9.481cm" style:rel-column-width="35324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3" style:family="table-row">
      <style:table-row-properties style:min-row-height="1.864cm"/>
    </style:style>
    <style:style style:name="Table11.A3" style:family="table-cell">
      <style:table-cell-properties fo:padding="0.097cm" fo:border-left="0.002cm solid #000000" fo:border-right="none" fo:border-top="none" fo:border-bottom="0.002cm solid #000000"/>
    </style:style>
    <style:style style:name="Table13" style:family="table">
      <style:table-properties style:width="9.289cm" table:align="margins"/>
    </style:style>
    <style:style style:name="Table13.A" style:family="table-column">
      <style:table-column-properties style:column-width="9.289cm" style:rel-column-width="65535*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4.694cm" style:rel-column-width="17487*"/>
    </style:style>
    <style:style style:name="Table21.B" style:family="table-column">
      <style:table-column-properties style:column-width="3.868cm" style:rel-column-width="14412*"/>
    </style:style>
    <style:style style:name="Table21.C" style:family="table-column">
      <style:table-column-properties style:column-width="9.028cm" style:rel-column-width="33636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.A3" style:family="table-cell">
      <style:table-cell-properties fo:padding="0.097cm" fo:border-left="0.002cm solid #000000" fo:border-right="none" fo:border-top="none" fo:border-bottom="0.002cm solid #000000"/>
    </style:style>
    <style:style style:name="Table21.7" style:family="table-row">
      <style:table-row-properties style:min-row-height="0.392cm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4.694cm" style:rel-column-width="17487*"/>
    </style:style>
    <style:style style:name="Table22.B" style:family="table-column">
      <style:table-column-properties style:column-width="3.868cm" style:rel-column-width="14412*"/>
    </style:style>
    <style:style style:name="Table22.C" style:family="table-column">
      <style:table-column-properties style:column-width="9.028cm" style:rel-column-width="33636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.A3" style:family="table-cell">
      <style:table-cell-properties fo:padding="0.097cm" fo:border-left="0.002cm solid #000000" fo:border-right="none" fo:border-top="none" fo:border-bottom="0.002cm solid #000000"/>
    </style:style>
    <style:style style:name="Table22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71cm" style:rel-column-width="17546*"/>
    </style:style>
    <style:style style:name="Table2.B" style:family="table-column">
      <style:table-column-properties style:column-width="3.851cm" style:rel-column-width="14346*"/>
    </style:style>
    <style:style style:name="Table2.C" style:family="table-column">
      <style:table-column-properties style:column-width="9.029cm" style:rel-column-width="3364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694cm" style:rel-column-width="17487*"/>
    </style:style>
    <style:style style:name="Table26.B" style:family="table-column">
      <style:table-column-properties style:column-width="3.868cm" style:rel-column-width="14412*"/>
    </style:style>
    <style:style style:name="Table26.C" style:family="table-column">
      <style:table-column-properties style:column-width="9.028cm" style:rel-column-width="33636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C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.A3" style:family="table-cell">
      <style:table-cell-properties fo:padding="0.097cm" fo:border-left="0.002cm solid #000000" fo:border-right="none" fo:border-top="none" fo:border-bottom="0.002cm solid #000000"/>
    </style:style>
    <style:style style:name="Table26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71cm" style:rel-column-width="17546*"/>
    </style:style>
    <style:style style:name="Table3.B" style:family="table-column">
      <style:table-column-properties style:column-width="3.851cm" style:rel-column-width="14346*"/>
    </style:style>
    <style:style style:name="Table3.C" style:family="table-column">
      <style:table-column-properties style:column-width="9.029cm" style:rel-column-width="3364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694cm" style:rel-column-width="17487*"/>
    </style:style>
    <style:style style:name="Table24.B" style:family="table-column">
      <style:table-column-properties style:column-width="3.868cm" style:rel-column-width="14412*"/>
    </style:style>
    <style:style style:name="Table24.C" style:family="table-column">
      <style:table-column-properties style:column-width="9.028cm" style:rel-column-width="33636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C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.A3" style:family="table-cell">
      <style:table-cell-properties fo:padding="0.097cm" fo:border-left="0.002cm solid #000000" fo:border-right="none" fo:border-top="none" fo:border-bottom="0.002cm solid #000000"/>
    </style:style>
    <style:style style:name="Table24.4" style:family="table-row">
      <style:table-row-properties style:min-row-height="0.392cm"/>
    </style:style>
    <style:style style:name="Table61" style:family="table">
      <style:table-properties style:width="17.59cm" table:align="margins"/>
    </style:style>
    <style:style style:name="Table61.A" style:family="table-column">
      <style:table-column-properties style:column-width="5.863cm" style:rel-column-width="21845*"/>
    </style:style>
    <style:style style:name="Table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1.C1" style:family="table-cell">
      <style:table-cell-properties fo:padding="0.097cm" fo:border="0.002cm solid #000000"/>
    </style:style>
    <style:style style:name="Table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1.A3" style:family="table-cell">
      <style:table-cell-properties fo:padding="0.097cm" fo:border-left="0.002cm solid #000000" fo:border-right="none" fo:border-top="none" fo:border-bottom="0.002cm solid #000000"/>
    </style:style>
    <style:style style:name="Table62" style:family="table">
      <style:table-properties style:width="17.59cm" table:align="margins"/>
    </style:style>
    <style:style style:name="Table62.A" style:family="table-column">
      <style:table-column-properties style:column-width="5.863cm" style:rel-column-width="21845*"/>
    </style:style>
    <style:style style:name="Table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2.C1" style:family="table-cell">
      <style:table-cell-properties fo:padding="0.097cm" fo:border="0.002cm solid #000000"/>
    </style:style>
    <style:style style:name="Table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2.A3" style:family="table-cell">
      <style:table-cell-properties fo:padding="0.097cm" fo:border-left="0.002cm solid #000000" fo:border-right="none" fo:border-top="none" fo:border-bottom="0.002cm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A3" style:family="table-cell">
      <style:table-cell-properties fo:padding="0.097cm" fo:border-left="0.002cm solid #000000" fo:border-right="none" fo:border-top="none" fo:border-bottom="0.002cm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5.863cm" style:rel-column-width="21845*"/>
    </style:style>
    <style:style style:name="Table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0.C1" style:family="table-cell">
      <style:table-cell-properties fo:padding="0.097cm" fo:border="0.002cm solid #000000"/>
    </style:style>
    <style:style style:name="Table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0.A3" style:family="table-cell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73" style:family="table">
      <style:table-properties style:width="17.59cm" table:align="margins"/>
    </style:style>
    <style:style style:name="Table73.A" style:family="table-column">
      <style:table-column-properties style:column-width="3.649cm" style:rel-column-width="13597*"/>
    </style:style>
    <style:style style:name="Table73.B" style:family="table-column">
      <style:table-column-properties style:column-width="6.796cm" style:rel-column-width="25321*"/>
    </style:style>
    <style:style style:name="Table73.C" style:family="table-column">
      <style:table-column-properties style:column-width="7.144cm" style:rel-column-width="26617*"/>
    </style:style>
    <style:style style:name="Table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3.C1" style:family="table-cell">
      <style:table-cell-properties fo:padding="0.097cm" fo:border="0.002cm solid #000000"/>
    </style:style>
    <style:style style:name="Table73.A2" style:family="table-cell">
      <style:table-cell-properties fo:padding="0.097cm" fo:border-left="0.002cm solid #000000" fo:border-right="none" fo:border-top="none" fo:border-bottom="0.002cm solid #000000"/>
    </style:style>
    <style:style style:name="Table7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4" style:family="table">
      <style:table-properties style:width="17.59cm" table:align="margins"/>
    </style:style>
    <style:style style:name="Table74.A" style:family="table-column">
      <style:table-column-properties style:column-width="3.649cm" style:rel-column-width="13597*"/>
    </style:style>
    <style:style style:name="Table74.B" style:family="table-column">
      <style:table-column-properties style:column-width="6.796cm" style:rel-column-width="25321*"/>
    </style:style>
    <style:style style:name="Table74.C" style:family="table-column">
      <style:table-column-properties style:column-width="7.144cm" style:rel-column-width="26617*"/>
    </style:style>
    <style:style style:name="Table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4.C1" style:family="table-cell">
      <style:table-cell-properties fo:padding="0.097cm" fo:border="0.002cm solid #000000"/>
    </style:style>
    <style:style style:name="Table74.A2" style:family="table-cell">
      <style:table-cell-properties fo:padding="0.097cm" fo:border-left="0.002cm solid #000000" fo:border-right="none" fo:border-top="none" fo:border-bottom="0.002cm solid #000000"/>
    </style:style>
    <style:style style:name="Table7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5" style:family="table">
      <style:table-properties style:width="17.59cm" table:align="margins"/>
    </style:style>
    <style:style style:name="Table75.A" style:family="table-column">
      <style:table-column-properties style:column-width="3.649cm" style:rel-column-width="13597*"/>
    </style:style>
    <style:style style:name="Table75.B" style:family="table-column">
      <style:table-column-properties style:column-width="6.796cm" style:rel-column-width="25321*"/>
    </style:style>
    <style:style style:name="Table75.C" style:family="table-column">
      <style:table-column-properties style:column-width="7.144cm" style:rel-column-width="26617*"/>
    </style:style>
    <style:style style:name="Table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5.C1" style:family="table-cell">
      <style:table-cell-properties fo:padding="0.097cm" fo:border="0.002cm solid #000000"/>
    </style:style>
    <style:style style:name="Table75.A2" style:family="table-cell">
      <style:table-cell-properties fo:padding="0.097cm" fo:border-left="0.002cm solid #000000" fo:border-right="none" fo:border-top="none" fo:border-bottom="0.002cm solid #000000"/>
    </style:style>
    <style:style style:name="Table7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" style:family="table">
      <style:table-properties style:width="17.59cm" table:align="margins"/>
    </style:style>
    <style:style style:name="Table66.A" style:family="table-column">
      <style:table-column-properties style:column-width="5.863cm" style:rel-column-width="21845*"/>
    </style:style>
    <style:style style:name="Table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6.C1" style:family="table-cell">
      <style:table-cell-properties fo:padding="0.097cm" fo:border="0.002cm solid #000000"/>
    </style:style>
    <style:style style:name="Table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.A3" style:family="table-cell">
      <style:table-cell-properties fo:padding="0.097cm" fo:border-left="0.002cm solid #000000" fo:border-right="none" fo:border-top="none" fo:border-bottom="0.002cm solid #000000"/>
    </style:style>
    <style:style style:name="Table68" style:family="table">
      <style:table-properties style:width="17.59cm" table:align="margins"/>
    </style:style>
    <style:style style:name="Table68.A" style:family="table-column">
      <style:table-column-properties style:column-width="5.863cm" style:rel-column-width="21845*"/>
    </style:style>
    <style:style style:name="Table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8.C1" style:family="table-cell">
      <style:table-cell-properties fo:padding="0.097cm" fo:border="0.002cm solid #000000"/>
    </style:style>
    <style:style style:name="Table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8.A3" style:family="table-cell">
      <style:table-cell-properties fo:padding="0.097cm" fo:border-left="0.002cm solid #000000" fo:border-right="none" fo:border-top="none" fo:border-bottom="0.002cm solid #000000"/>
    </style:style>
    <style:style style:name="Table69" style:family="table">
      <style:table-properties style:width="17.59cm" table:align="margins"/>
    </style:style>
    <style:style style:name="Table69.A" style:family="table-column">
      <style:table-column-properties style:column-width="8.795cm" style:rel-column-width="32767*"/>
    </style:style>
    <style:style style:name="Table69.B" style:family="table-column">
      <style:table-column-properties style:column-width="8.795cm" style:rel-column-width="32768*"/>
    </style:style>
    <style:style style:name="Table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9.B1" style:family="table-cell">
      <style:table-cell-properties fo:padding="0.097cm" fo:border="0.002cm solid #000000"/>
    </style:style>
    <style:style style:name="Table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9.A3" style:family="table-cell">
      <style:table-cell-properties fo:padding="0.097cm" fo:border-left="0.002cm solid #000000" fo:border-right="none" fo:border-top="none" fo:border-bottom="0.002cm solid #000000"/>
    </style:style>
    <style:style style:name="Table63" style:family="table">
      <style:table-properties style:width="17.59cm" table:align="margins"/>
    </style:style>
    <style:style style:name="Table63.A" style:family="table-column">
      <style:table-column-properties style:column-width="3.535cm" style:rel-column-width="13170*"/>
    </style:style>
    <style:style style:name="Table63.B" style:family="table-column">
      <style:table-column-properties style:column-width="3.533cm" style:rel-column-width="13163*"/>
    </style:style>
    <style:style style:name="Table63.C" style:family="table-column">
      <style:table-column-properties style:column-width="3.44cm" style:rel-column-width="12815*"/>
    </style:style>
    <style:style style:name="Table63.D" style:family="table-column">
      <style:table-column-properties style:column-width="7.082cm" style:rel-column-width="26387*"/>
    </style:style>
    <style:style style:name="Table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3.D1" style:family="table-cell">
      <style:table-cell-properties fo:padding="0.097cm" fo:border="0.002cm solid #000000"/>
    </style:style>
    <style:style style:name="Table63.A3" style:family="table-cell">
      <style:table-cell-properties fo:padding="0.097cm" fo:border-left="0.002cm solid #000000" fo:border-right="none" fo:border-top="none" fo:border-bottom="0.002cm solid #000000"/>
    </style:style>
    <style:style style:name="Table6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4" style:family="table">
      <style:table-properties style:width="17.59cm" table:align="margins"/>
    </style:style>
    <style:style style:name="Table64.A" style:family="table-column">
      <style:table-column-properties style:column-width="3.535cm" style:rel-column-width="13170*"/>
    </style:style>
    <style:style style:name="Table64.B" style:family="table-column">
      <style:table-column-properties style:column-width="3.533cm" style:rel-column-width="13163*"/>
    </style:style>
    <style:style style:name="Table64.C" style:family="table-column">
      <style:table-column-properties style:column-width="3.44cm" style:rel-column-width="12815*"/>
    </style:style>
    <style:style style:name="Table64.D" style:family="table-column">
      <style:table-column-properties style:column-width="7.082cm" style:rel-column-width="26387*"/>
    </style:style>
    <style:style style:name="Table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4.D1" style:family="table-cell">
      <style:table-cell-properties fo:padding="0.097cm" fo:border="0.002cm solid #000000"/>
    </style:style>
    <style:style style:name="Table64.A3" style:family="table-cell">
      <style:table-cell-properties fo:padding="0.097cm" fo:border-left="0.002cm solid #000000" fo:border-right="none" fo:border-top="none" fo:border-bottom="0.002cm solid #000000"/>
    </style:style>
    <style:style style:name="Table6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" style:family="table">
      <style:table-properties style:width="17.59cm" table:align="margins"/>
    </style:style>
    <style:style style:name="Table65.A" style:family="table-column">
      <style:table-column-properties style:column-width="7.082cm" style:rel-column-width="26386*"/>
    </style:style>
    <style:style style:name="Table65.B" style:family="table-column">
      <style:table-column-properties style:column-width="6.241cm" style:rel-column-width="23251*"/>
    </style:style>
    <style:style style:name="Table65.C" style:family="table-column">
      <style:table-column-properties style:column-width="4.267cm" style:rel-column-width="15898*"/>
    </style:style>
    <style:style style:name="Table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5.C1" style:family="table-cell">
      <style:table-cell-properties fo:padding="0.097cm" fo:border="0.002cm solid #000000"/>
    </style:style>
    <style:style style:name="Table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.A3" style:family="table-cell">
      <style:table-cell-properties fo:padding="0.097cm" fo:border-left="0.002cm solid #000000" fo:border-right="none" fo:border-top="none" fo:border-bottom="0.002cm solid #000000"/>
    </style:style>
    <style:style style:name="Table67" style:family="table">
      <style:table-properties style:width="17.59cm" table:align="margins"/>
    </style:style>
    <style:style style:name="Table67.A" style:family="table-column">
      <style:table-column-properties style:column-width="5.863cm" style:rel-column-width="21845*"/>
    </style:style>
    <style:style style:name="Table67.B" style:family="table-column">
      <style:table-column-properties style:column-width="3.574cm" style:rel-column-width="13314*"/>
    </style:style>
    <style:style style:name="Table67.C" style:family="table-column">
      <style:table-column-properties style:column-width="8.153cm" style:rel-column-width="30376*"/>
    </style:style>
    <style:style style:name="Table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7.C1" style:family="table-cell">
      <style:table-cell-properties fo:padding="0.097cm" fo:border="0.002cm solid #000000"/>
    </style:style>
    <style:style style:name="Table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7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vmcu_dbg Agent DV Architecture Specifications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Heading_20_1" text:outline-level="1">Description</text:h>
      <text:p text:style-name="Text_20_body">Type: Streaming simplex for parallel interface. Modes are 'core' &amp; 'sys'</text:p>
      <text:p text:style-name="Text_20_body">CORE-V-MCU Debug Interface</text:p>
      <text:p text:style-name="P1"><draw:frame draw:style-name="fr1" text:anchor-type="as-char" fo:min-width="15cm" draw:z-index="0" svg:height="15cm"><draw:image xlink:href="Pictures/f900e11c0b494e12b4a6eaf15db2a519"/></draw:frame></text:p>
      <text:h text:style-name="Heading_20_1" text:outline-level="1">Interface</text:h>
      <text:h text:style-name="Heading_20_2" text:outline-level="2">Clocks</text:h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header-rows>
          <table:table-row>
            <table:table-cell table:style-name="Table59.A1" office:value-type="string">
              <text:p text:style-name="Table_20_Heading">Signal Name</text:p>
            </table:table-cell>
            <table:table-cell table:style-name="Table59.A1" office:value-type="string">
              <text:p text:style-name="Table_20_Heading">Default Frequency</text:p>
            </table:table-cell>
            <table:table-cell table:style-name="Table59.A1" office:value-type="string">
              <text:p text:style-name="Table_20_Heading">Type</text:p>
            </table:table-cell>
            <table:table-cell table:style-name="Table5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9.A3" office:value-type="string">
            <text:p text:style-name="Table_20_Contents">clk</text:p>
          </table:table-cell>
          <table:table-cell table:style-name="Table59.A3" office:value-type="string">
            <text:p text:style-name="Table_20_Contents">100000000 Hz</text:p>
          </table:table-cell>
          <table:table-cell table:style-name="Table59.A3" office:value-type="string">
            <text:p text:style-name="Table_20_Contents">SDR</text:p>
          </table:table-cell>
          <table:table-cell table:style-name="Table59.A2" office:value-type="string">
            <text:p text:style-name="Table_20_Contents">Slow</text:p>
          </table:table-cell>
        </table:table-row>
      </table:table>
      <text:h text:style-name="Heading_20_2" text:outline-level="2">Reset</text:h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Signal Name</text:p>
            </table:table-cell>
            <table:table-cell table:style-name="Table18.A1" office:value-type="string">
              <text:p text:style-name="Table_20_Heading">Clock</text:p>
            </table:table-cell>
            <table:table-cell table:style-name="Table1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8.A2" office:value-type="string">
            <text:p text:style-name="Table_20_Contents">reset_n</text:p>
          </table:table-cell>
          <table:table-cell table:style-name="Table18.A2" office:value-type="string">
            <text:p text:style-name="Table_20_Contents">clk</text:p>
          </table:table-cell>
          <table:table-cell table:style-name="Table18.C2" office:value-type="string">
            <text:p text:style-name="Table_20_Contents">System</text:p>
          </table:table-cell>
        </table:table-row>
      </table:table>
      <text:h text:style-name="Heading_20_2" text:outline-level="2">Modports</text:h>
      <table:table table:name="Table76" table:style-name="Table76">
        <table:table-column table:style-name="Table76.A"/>
        <table:table-column table:style-name="Table76.B"/>
        <table:table-column table:style-name="Table76.C"/>
        <table:table-header-rows>
          <table:table-row>
            <table:table-cell table:style-name="Table76.A1" office:value-type="string">
              <text:p text:style-name="Table_20_Heading">Name</text:p>
            </table:table-cell>
            <table:table-cell table:style-name="Table76.A1" office:value-type="string">
              <text:p text:style-name="Table_20_Heading">Clock</text:p>
            </table:table-cell>
            <table:table-cell table:style-name="Table7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6.A3" office:value-type="string">
            <text:p text:style-name="Table_20_Contents">phy</text:p>
          </table:table-cell>
          <table:table-cell table:style-name="Table76.A3" office:value-type="string">
            <text:p text:style-name="Table_20_Contents">clk</text:p>
          </table:table-cell>
          <table:table-cell table:style-name="Table76.A2" office:value-type="string">
            <text:p text:style-name="Table_20_Contents">Physical</text:p>
          </table:table-cell>
        </table:table-row>
      </table:table>
      <text:h text:style-name="Heading_20_2" text:outline-level="2">Pins</text:h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header-rows>
          <table:table-row>
            <table:table-cell table:style-name="Table71.A1" office:value-type="string">
              <text:p text:style-name="Table_20_Heading">Name</text:p>
            </table:table-cell>
            <table:table-cell table:style-name="Table71.A1" office:value-type="string">
              <text:p text:style-name="Table_20_Heading">Modport</text:p>
            </table:table-cell>
            <table:table-cell table:style-name="Table71.A1" office:value-type="string">
              <text:p text:style-name="Table_20_Heading">Driver</text:p>
            </table:table-cell>
            <table:table-cell table:style-name="Table71.A1" office:value-type="string">
              <text:p text:style-name="Table_20_Heading">Width</text:p>
            </table:table-cell>
            <table:table-cell table:style-name="Table71.E1" office:value-type="string">
              <text:p text:style-name="Table_20_Heading">Description</text:p>
            </table:table-cell>
          </table:table-row>
        </table:table-header-rows>
        <table:table-row table:style-name="Table71.4">
          <table:table-cell table:style-name="Table71.A1" office:value-type="string">
            <text:p text:style-name="Table_20_Contents">debug_req_i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Request input</text:p>
          </table:table-cell>
        </table:table-row>
        <table:table-row table:style-name="Table71.4">
          <table:table-cell table:style-name="Table71.A7" office:value-type="string">
            <text:p text:style-name="Table_20_Contents">stoptimer_o</text:p>
          </table:table-cell>
          <table:table-cell table:style-name="Table71.A7" office:value-type="string">
            <text:p text:style-name="Table_20_Contents">phy</text:p>
          </table:table-cell>
          <table:table-cell table:style-name="Table71.A7" office:value-type="string">
            <text:p text:style-name="Table_20_Contents">core</text:p>
          </table:table-cell>
          <table:table-cell table:style-name="Table71.A7" office:value-type="string">
            <text:p text:style-name="Table_20_Contents">1</text:p>
          </table:table-cell>
          <table:table-cell table:style-name="Table71.A2" office:value-type="string">
            <text:p text:style-name="Table_20_Contents">Timer stop output</text:p>
          </table:table-cell>
        </table:table-row>
      </table:table>
      <text:h text:style-name="Heading_20_1" text:outline-level="1">Enumerated Types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Name</text:p>
            </table:table-cell>
            <table:table-cell table:style-name="Table11.B1" office:value-type="string">
              <text:p text:style-name="Table_20_Heading">Values</text:p>
            </table:table-cell>
          </table:table-row>
        </table:table-header-rows>
        <table:table-row table:style-name="Table11.3">
          <table:table-cell table:style-name="Table11.A3" office:value-type="string">
            <text:p text:style-name="Table_20_Contents"><text:span text:style-name="T1">event_type</text:span></text:p>
            <text:p text:style-name="Table_20_Contents">Event types</text:p>
          </table:table-cell>
          <table:table-cell table:style-name="Table11.A2" office:value-type="string">
            <table:table table:name="Table13" table:style-name="Table13">
              <table:table-column table:style-name="Table13.A"/>
              <table:table-row>
                <table:table-cell office:value-type="string">
                  <text:p text:style-name="Table_20_Contents">debug_req</text:p>
                </table:table-cell>
              </table:table-row>
              <table:table-row>
                <table:table-cell office:value-type="string">
                  <text:p text:style-name="Table_20_Contents">stop_timer</text:p>
                </table:table-cell>
              </table:table-row>
            </table:table>
            <text:p text:style-name="Table_20_Contents"/>
          </table:table-cell>
        </table:table-row>
      </table:table>
      <text:h text:style-name="Heading_20_1" text:outline-level="1">Sequence Item</text:h>
      <text:h text:style-name="Heading_20_2" text:outline-level="2">Randomized Field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3" office:value-type="string">
            <text:p text:style-name="Table_20_Contents">event_type</text:p>
          </table:table-cell>
          <table:table-cell table:style-name="Table2.A3" office:value-type="string">
            <text:p text:style-name="Table_20_Contents">uvma_cvmcu_dbg_event_type_enum</text:p>
          </table:table-cell>
          <table:table-cell table:style-name="Table2.A2" office:value-type="string">
            <text:p text:style-name="Table_20_Contents">Event type</text:p>
          </table:table-cell>
        </table:table-row>
      </table:table>
      <text:h text:style-name="Heading_20_1" text:outline-level="1">Monitor Transaction</text:h>
      <text:h text:style-name="Heading_20_2" text:outline-level="2">Scoreboarded Fiel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able_20_Contents">event_type</text:p>
          </table:table-cell>
          <table:table-cell table:style-name="Table3.A3" office:value-type="string">
            <text:p text:style-name="Table_20_Contents">uvma_cvmcu_dbg_event_type_enum</text:p>
          </table:table-cell>
          <table:table-cell table:style-name="Table3.A2" office:value-type="string">
            <text:p text:style-name="Table_20_Contents">Event type</text:p>
          </table:table-cell>
        </table:table-row>
      </table:table>
      <text:h text:style-name="Heading_20_1" text:outline-level="1">Sequences</text:h>
      <text:h text:style-name="Heading_20_2" text:outline-level="2">Agent Sequences</text:h>
      <text:h text:style-name="Heading_20_3" text:outline-level="3">fix_stim</text:h>
      <text:p text:style-name="Table_20_Contents">Generates fixed (reference) stimulus.</text:p>
      <text:h text:style-name="Heading_20_3" text:outline-level="3">rand_stim</text:h>
      <text:p text:style-name="Table_20_Contents">Generates legal random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x_ill_stim</text:h>
      <text:p text:style-name="Table_20_Contents">Generates a mix of legal and illegal fixed (reference) stimulus.</text:p>
      <text:h text:style-name="Heading_20_3" text:outline-level="3">rand_ill_stim</text:h>
      <text:p text:style-name="Table_20_Contents">Generates a random mix of legal and illegal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num_error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Fields</text:h>
      <table:table table:name="Table60" table:style-name="Table60">
        <table:table-column table:style-name="Table60.A" table:number-columns-repeated="3"/>
        <table:table-header-rows>
          <table:table-row>
            <table:table-cell table:style-name="Table60.A1" office:value-type="string">
              <text:p text:style-name="Table_20_Heading">Name</text:p>
            </table:table-cell>
            <table:table-cell table:style-name="Table60.A1" office:value-type="string">
              <text:p text:style-name="Table_20_Heading">Type</text:p>
            </table:table-cell>
            <table:table-cell table:style-name="Table6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0.A3" office:value-type="string">
            <text:p text:style-name="Table_20_Contents">error_idx_q</text:p>
          </table:table-cell>
          <table:table-cell table:style-name="Table60.A3" office:value-type="string">
            <text:p text:style-name="Table_20_Contents">bit</text:p>
          </table:table-cell>
          <table:table-cell table:style-name="Table60.A2" office:value-type="string">
            <text:p text:style-name="Table_20_Contents">Illegal sequence item indices.</text:p>
          </table:table-cell>
        </table:table-row>
        <table:table-row>
          <table:table-cell table:style-name="Table60.A3" office:value-type="string">
            <text:p text:style-name="Table_20_Contents">error_count</text:p>
          </table:table-cell>
          <table:table-cell table:style-name="Table60.A3" office:value-type="string">
            <text:p text:style-name="Table_20_Contents">int unsigned</text:p>
          </table:table-cell>
          <table:table-cell table:style-name="Table60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Self-Testing</text:h>
      <text:p text:style-name="P1"><draw:frame draw:style-name="fr1" text:anchor-type="as-char" fo:min-width="15cm" draw:z-index="1" svg:height="8.541cm"><draw:image xlink:href="Pictures/fed9340fa8467a3810ca06a430854dff"/></draw:frame></text:p>
      <text:p text:style-name="P1"><draw:frame draw:style-name="fr1" text:anchor-type="as-char" fo:min-width="15cm" draw:z-index="2" svg:height="7.909cm"><draw:image xlink:href="Pictures/9bdbabb697dab64e68333773803ece76"/></draw:frame></text:p>
      <text:h text:style-name="Heading_20_2" text:outline-level="2">Prediction and Scoreboarding</text:h>
      <table:table table:name="Table75" table:style-name="Table75">
        <table:table-column table:style-name="Table75.A"/>
        <table:table-column table:style-name="Table75.B"/>
        <table:table-column table:style-name="Table75.C"/>
        <table:table-header-rows>
          <table:table-row>
            <table:table-cell table:style-name="Table75.A1" office:value-type="string">
              <text:p text:style-name="Table_20_Heading">Path Name</text:p>
            </table:table-cell>
            <table:table-cell table:style-name="Table75.A1" office:value-type="string">
              <text:p text:style-name="Table_20_Heading">Predictor Source (Expected)</text:p>
            </table:table-cell>
            <table:table-cell table:style-name="Table75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75.A2" office:value-type="string">
            <text:p text:style-name="Table_20_Contents">agent</text:p>
          </table:table-cell>
          <table:table-cell table:style-name="Table75.A2" office:value-type="string">
            <text:p text:style-name="Table_20_Contents">core_agent.seq_item_ap</text:p>
          </table:table-cell>
          <table:table-cell table:style-name="Table75.C2" office:value-type="string">
            <text:p text:style-name="Table_20_Contents">passive_agent.mon_trn_ap</text:p>
          </table:table-cell>
        </table:table-row>
        <table:table-row>
          <table:table-cell table:style-name="Table75.A2" office:value-type="string">
            <text:p text:style-name="Table_20_Contents">e2e</text:p>
          </table:table-cell>
          <table:table-cell table:style-name="Table75.A2" office:value-type="string">
            <text:p text:style-name="Table_20_Contents">core_agent.mon_trn_ap</text:p>
          </table:table-cell>
          <table:table-cell table:style-name="Table75.C2" office:value-type="string">
            <text:p text:style-name="Table_20_Contents">sys_agent.mon_trn_ap</text:p>
          </table:table-cell>
        </table:table-row>
      </table:table>
      <text:h text:style-name="Heading_20_2" text:outline-level="2">Common Test Configuration Knobs</text:h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header-rows>
          <table:table-row>
            <table:table-cell table:style-name="Table63.A1" office:value-type="string">
              <text:p text:style-name="Table_20_Heading">Name</text:p>
            </table:table-cell>
            <table:table-cell table:style-name="Table63.A1" office:value-type="string">
              <text:p text:style-name="Table_20_Heading">CLI Arg</text:p>
            </table:table-cell>
            <table:table-cell table:style-name="Table63.A1" office:value-type="string">
              <text:p text:style-name="Table_20_Heading">Type</text:p>
            </table:table-cell>
            <table:table-cell table:style-name="Table6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3.A3" office:value-type="string">
            <text:p text:style-name="Table_20_Contents">num_items</text:p>
          </table:table-cell>
          <table:table-cell table:style-name="Table63.A3" office:value-type="string">
            <text:p text:style-name="Table_20_Contents">NITEMSNITEM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sequence items to be generated.</text:p>
          </table:table-cell>
        </table:table-row>
        <table:table-row>
          <table:table-cell table:style-name="Table63.A3" office:value-type="string">
            <text:p text:style-name="Table_20_Contents">min_gap</text:p>
          </table:table-cell>
          <table:table-cell table:style-name="Table63.A3" office:value-type="string">
            <text:p text:style-name="Table_20_Contents">MINGMIN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number of cycles between items.</text:p>
          </table:table-cell>
        </table:table-row>
        <table:table-row>
          <table:table-cell table:style-name="Table63.A3" office:value-type="string">
            <text:p text:style-name="Table_20_Contents">max_gap</text:p>
          </table:table-cell>
          <table:table-cell table:style-name="Table63.A3" office:value-type="string">
            <text:p text:style-name="Table_20_Contents">MAXGMAX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number of cycles between items.</text:p>
          </table:table-cell>
        </table:table-row>
        <table:table-row>
          <table:table-cell table:style-name="Table63.A3" office:value-type="string">
            <text:p text:style-name="Table_20_Contents">num_errors</text:p>
          </table:table-cell>
          <table:table-cell table:style-name="Table63.A3" office:value-type="string">
            <text:p text:style-name="Table_20_Contents">NERRORSNERROR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errored sequence items to be generated.</text:p>
          </table:table-cell>
        </table:table-row>
      </table:table>
      <text:h text:style-name="Heading_20_2" text:outline-level="2">Tests</text:h>
      <text:h text:style-name="Heading_20_3" text:outline-level="3">Functional</text:h>
      <text:h text:style-name="Heading_20_4" text:outline-level="4">Fix</text:h>
      <text:h text:style-name="Heading_20_5" text:outline-level="5">fix_stim</text:h>
      <text:p text:style-name="Table_20_Contents">Checks basic functionality with fixed valid stimulus an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more than '0' matches.</text:p>
        </text:list-item>
      </text:list>
      <text:list xml:id="list5170148334762739864" text:style-name="L1">
        <text:list-item>
          <text:p text:style-name="P4">Scoreboard 'sys_agent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stim</text:p>
          </table:table-cell>
          <table:table-cell table:style-name="Table65.A3" office:value-type="string">
            <text:p text:style-name="Table_20_Contents">fix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stim</text:h>
      <text:p text:style-name="Table_20_Contents">Ensures functionality with random valid stimulus and synchronize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'test_cfg.num_items' matches.</text:p>
        </text:list-item>
      </text:list>
      <text:list xml:id="list5170148334762739864" text:style-name="L1">
        <text:list-item>
          <text:p text:style-name="P4">Scoreboard 'sys_agent' must observe 'test_cfg.num_items' matches.</text:p>
        </text:list-item>
      </text:list>
      <text:list xml:id="list5170148334762739864" text:style-name="L1">
        <text:list-item>
          <text:p text:style-name="P4">Scoreboard '' must observe 'test_cfg.num_items' matches.</text:p>
        </text:list-item>
      </text:list>
      <text:list xml:id="list5170148334762739864" text:style-name="L1">
        <text:list-item>
          <text:p text:style-name="P4">Scoreboard '' must observe 'test_cfg.num_items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stim</text:p>
          </table:table-cell>
          <table:table-cell table:style-name="Table65.A3" office:value-type="string">
            <text:p text:style-name="Table_20_Contents">rand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</table:table-cell>
        </table:table-row>
      </table:table>
      <text:h text:style-name="Heading_20_3" text:outline-level="3">Error</text:h>
      <text:h text:style-name="Heading_20_4" text:outline-level="4">Fix</text:h>
      <text:h text:style-name="Heading_20_5" text:outline-level="5">fix_ill_stim</text:h>
      <text:p text:style-name="Table_20_Contents">Checks fault handling with fixed illegal stimulus an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more than '0' matches.</text:p>
        </text:list-item>
      </text:list>
      <text:list xml:id="list5170148334762739864" text:style-name="L1">
        <text:list-item>
          <text:p text:style-name="P4">Scoreboard 'sys_agent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ill_stim</text:p>
          </table:table-cell>
          <table:table-cell table:style-name="Table65.A3" office:value-type="string">
            <text:p text:style-name="Table_20_Contents">fix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ill_stim</text:h>
      <text:p text:style-name="Table_20_Contents">Ensures robustness with a mix of valid and illegal, random stimulus with synchronize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'(test_cfg.num_items-test_cfg.num_errors)' matches.</text:p>
        </text:list-item>
      </text:list>
      <text:list xml:id="list5170148334762739864" text:style-name="L1">
        <text:list-item>
          <text:p text:style-name="P4">Scoreboard 'sys_agent' must observe '(test_cfg.num_items-test_cfg.num_errors)' matches.</text:p>
        </text:list-item>
      </text:list>
      <text:list xml:id="list5170148334762739864" text:style-name="L1">
        <text:list-item>
          <text:p text:style-name="P4">Scoreboard '' must observe '(test_cfg.num_items-test_cfg.num_errors)' matches.</text:p>
        </text:list-item>
      </text:list>
      <text:list xml:id="list5170148334762739864" text:style-name="L1">
        <text:list-item>
          <text:p text:style-name="P4">Scoreboard '' must observe '(test_cfg.num_items-test_cfg.num_errors)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ill_stim</text:p>
          </table:table-cell>
          <table:table-cell table:style-name="Table65.A3" office:value-type="string">
            <text:p text:style-name="Table_20_Contents">rand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  <text:list xml:id="list8684925377104603520" text:style-name="L2">
              <text:list-item>
                <text:p text:style-name="P5">NERRORS = 1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  <text:list xml:id="list8684925377104603520" text:style-name="L2">
              <text:list-item>
                <text:p text:style-name="P5">NERROR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  <text:list xml:id="list8684925377104603520" text:style-name="L2">
              <text:list-item>
                <text:p text:style-name="P5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9T16:36:10</dc:date>
    <dc:creator>David Poulin</dc:creator>
    <meta:editing-duration>P6DT8H54M26S</meta:editing-duration>
    <meta:editing-cycles>210</meta:editing-cycles>
    <meta:generator>OpenOffice/4.1.14$Unix OpenOffice.org_project/4114m1$Build-9811</meta:generator>
    <meta:document-statistic meta:table-count="30" meta:image-count="0" meta:object-count="0" meta:page-count="12" meta:paragraph-count="455" meta:word-count="732" meta:character-count="7166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47.111453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47.111453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